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marker-start="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start="Arrow" draw:marker-end="Arrow" draw:textarea-vertical-align="middle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marker-start="" draw:marker-end="Arrow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3.5cm" svg:height="1.3cm" svg:x="12.4cm" svg:y="1.3cm">
          <draw:glue-point draw:id="4" svg:x="1.285cm" svg:y="5cm" draw:escape-direction="down"/>
          <text:p text:style-name="P1">CSo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7" draw:id="id27" draw:layer="layout" svg:width="6cm" svg:height="1.3cm" svg:x="22.2cm" svg:y="6.1cm">
          <text:p text:style-name="P1">CChannelParame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2.5cm" svg:height="1.3cm" svg:x="6.7cm" svg:y="10.9cm">
          <text:p text:style-name="P1">CCho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5.4cm" svg:height="1.3cm" svg:x="13.5cm" svg:y="3.7cm">
          <draw:glue-point draw:id="4" svg:x="-3.888cm" svg:y="5cm" draw:escape-direction="down"/>
          <text:p text:style-name="P1">CMeasureH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7" draw:id="id17" draw:layer="layout" svg:width="4.5cm" svg:height="1.3cm" svg:x="13.4cm" svg:y="15.5cm">
          <text:p text:style-name="P1">CDivision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4" draw:id="id14" draw:layer="layout" svg:width="2.3cm" svg:height="1.3cm" svg:x="9.6cm" svg:y="13.3cm">
          <text:p text:style-name="P1">CNote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2.8cm" svg:height="1.3cm" svg:x="11.2cm" svg:y="6.1cm">
          <text:p text:style-name="P1">CMarker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3.5cm" svg:height="1.3cm" svg:x="1.9cm" svg:y="6.112cm">
          <draw:glue-point draw:id="4" svg:x="3.571cm" svg:y="-5cm" draw:escape-direction="up"/>
          <text:p text:style-name="P1">CMeasu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.3cm" svg:height="1.3cm" svg:x="9.6cm" svg:y="10.912cm">
          <draw:glue-point draw:id="4" svg:x="2.826cm" svg:y="5cm" draw:escape-direction="down"/>
          <text:p text:style-name="P1">CVoice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1cm" svg:height="1.3cm" svg:x="2.6cm" svg:y="8.512cm">
          <text:p text:style-name="P1">CBe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6" draw:id="id16" draw:layer="layout" svg:width="3.7cm" svg:height="1.3cm" svg:x="8.9cm" svg:y="15.5cm">
          <text:p text:style-name="P1">CNoteEffect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2.6cm" svg:height="1.3cm" svg:x="14.2cm" svg:y="6.1cm">
          <text:p text:style-name="P1">CTempo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2.7cm" svg:height="1.3cm" svg:x="1.3cm" svg:y="10.912cm">
          <text:p text:style-name="P1">CStrok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.3cm" svg:x="21.2cm" svg:y="9.1cm">
          <text:p text:style-name="P1">CScale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3.3cm" svg:height="1.3cm" svg:x="14cm" svg:y="13.3cm">
          <draw:glue-point draw:id="4" svg:x="-2.878cm" svg:y="-5.007cm" draw:escape-direction="up"/>
          <draw:glue-point draw:id="5" svg:x="2.878cm" svg:y="-5cm" draw:escape-direction="up"/>
          <text:p text:style-name="P1">CDur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2cm" svg:height="1.3cm" svg:x="23.6cm" svg:y="3.7cm">
          <text:p text:style-name="P1">CChannel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5cm" svg:height="1.3cm" svg:x="6.6cm" svg:y="8.5cm">
          <text:p text:style-name="P1">CLyrics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4cm" svg:height="1.3cm" svg:x="6.7cm" svg:y="6.1cm">
          <text:p text:style-name="P1">CSt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5cm" svg:height="1.3cm" svg:x="24.1cm" svg:y="9.1cm">
          <text:p text:style-name="P1">CVelocitie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2cm" svg:height="1.3cm" svg:x="8.6cm" svg:y="3.7cm">
          <draw:glue-point draw:id="4" svg:x="-2.272cm" svg:y="5.007cm" draw:escape-direction="down"/>
          <text:p text:style-name="P1">CTrack</text:p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4.8cm" svg:height="1.3cm" svg:x="17cm" svg:y="6.1cm">
          <text:p text:style-name="P1">CTimeSignature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2.1cm" svg:height="1.3cm" svg:x="4.3cm" svg:y="10.9cm">
          <text:p text:style-name="P1">CTex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1.3cm" svg:x="1cm" svg:y="1cm">
          <text:p text:style-name="P1">Normal Clas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cm" svg:height="1.3cm" svg:x="1cm" svg:y="2.5cm">
          <text:p text:style-name="P1">List of Class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15cm" svg:y1="2.6cm" svg:x2="9.7cm" svg:y2="3.7cm" draw:start-shape="id1" draw:start-glue-point="2" draw:end-shape="id2" draw:end-glue-point="0" svg:d="m14150 2600v550h-4450v550">
          <text:p/>
        </draw:connector>
        <draw:connector draw:style-name="gr4" draw:text-style-name="P1" draw:layer="layout" svg:x1="14.15cm" svg:y1="2.6cm" svg:x2="16.2cm" svg:y2="3.7cm" draw:start-shape="id1" draw:start-glue-point="2" draw:end-shape="id3" draw:end-glue-point="0" svg:d="m14150 2600v550h2050v550">
          <text:p/>
        </draw:connector>
        <draw:connector draw:style-name="gr5" draw:text-style-name="P1" draw:layer="layout" svg:x1="15.9cm" svg:y1="1.95cm" svg:x2="25.2cm" svg:y2="3.7cm" draw:start-shape="id1" draw:start-glue-point="1" draw:end-shape="id4" draw:end-glue-point="0" svg:d="m15900 1950h9300v1750">
          <text:p/>
        </draw:connector>
        <draw:connector draw:style-name="gr5" draw:text-style-name="P1" draw:layer="layout" svg:x1="10.501cm" svg:y1="8.5cm" svg:x2="9.7cm" svg:y2="5cm" draw:start-shape="id5" draw:start-glue-point="5" draw:end-shape="id2" draw:end-glue-point="2" svg:d="m10501 8500v-1750h-801v-1750">
          <text:p/>
        </draw:connector>
        <draw:connector draw:style-name="gr5" draw:text-style-name="P1" draw:layer="layout" svg:x1="9.1cm" svg:y1="9.15cm" svg:x2="9.7cm" svg:y2="5cm" draw:start-shape="id6" draw:start-glue-point="1" draw:end-shape="id2" draw:end-glue-point="2" svg:d="m9100 9150h600v-4150">
          <text:p/>
        </draw:connector>
        <draw:connector draw:style-name="gr4" draw:text-style-name="P1" draw:layer="layout" svg:x1="8.6cm" svg:y1="4.35cm" svg:x2="3.65cm" svg:y2="6.112cm" draw:start-shape="id2" draw:start-glue-point="3" draw:end-shape="id7" draw:end-glue-point="0" svg:d="m8600 4350h-4950v1762">
          <text:p/>
        </draw:connector>
        <draw:connector draw:style-name="gr6" draw:text-style-name="P1" draw:layer="layout" svg:x1="9.7cm" svg:y1="5cm" svg:x2="9.1cm" svg:y2="6.75cm" draw:start-shape="id2" draw:start-glue-point="2" draw:end-shape="id8" draw:end-glue-point="1" svg:d="m9700 5000v1750h-600">
          <text:p/>
        </draw:connector>
        <draw:connector draw:style-name="gr7" draw:text-style-name="P1" draw:layer="layout" draw:type="curve" svg:x1="4.899cm" svg:y1="6.112cm" svg:x2="14.101cm" svg:y2="5cm" draw:start-shape="id7" draw:start-glue-point="4" draw:end-shape="id3" draw:end-glue-point="4" svg:d="m4899 6112c0-834 9202-278 9202-1112">
          <text:p text:style-name="P1">i</text:p>
        </draw:connector>
        <draw:connector draw:style-name="gr4" draw:text-style-name="P1" draw:layer="layout" svg:x1="3.65cm" svg:y1="7.412cm" svg:x2="3.65cm" svg:y2="8.512cm" draw:start-shape="id7" draw:start-glue-point="2" draw:end-shape="id9" draw:end-glue-point="0" svg:d="m3650 7412v1100">
          <text:p/>
        </draw:connector>
        <draw:connector draw:style-name="gr4" draw:text-style-name="P1" draw:layer="layout" svg:x1="3.65cm" svg:y1="9.812cm" svg:x2="10.75cm" svg:y2="10.912cm" draw:start-shape="id9" draw:start-glue-point="2" draw:end-shape="id10" svg:d="m3650 9812v550h7100v550">
          <text:p/>
        </draw:connector>
        <draw:connector draw:style-name="gr5" draw:text-style-name="P1" draw:layer="layout" svg:x1="2.6cm" svg:y1="9.162cm" svg:x2="2.65cm" svg:y2="10.912cm" draw:start-shape="id9" draw:start-glue-point="3" draw:end-shape="id11" draw:end-glue-point="0" svg:d="m2600 9162h-501v1200h551v550">
          <text:p/>
        </draw:connector>
        <draw:connector draw:style-name="gr8" draw:text-style-name="P1" draw:layer="layout" svg:x1="3.65cm" svg:y1="9.812cm" svg:x2="5.35cm" svg:y2="10.9cm" draw:start-shape="id9" draw:start-glue-point="2" draw:end-shape="id12" draw:end-glue-point="0" svg:d="m3650 9812v544h1700v544">
          <text:p/>
        </draw:connector>
        <draw:connector draw:style-name="gr8" draw:text-style-name="P1" draw:layer="layout" svg:x1="3.65cm" svg:y1="9.812cm" svg:x2="7.95cm" svg:y2="10.9cm" draw:start-shape="id9" draw:start-glue-point="2" draw:end-shape="id13" draw:end-glue-point="0" svg:d="m3650 9812v544h4300v544">
          <text:p/>
        </draw:connector>
        <draw:connector draw:style-name="gr4" draw:text-style-name="P1" draw:layer="layout" svg:x1="10.75cm" svg:y1="12.212cm" svg:x2="10.75cm" svg:y2="13.3cm" draw:end-shape="id14" draw:end-glue-point="0" svg:d="m10750 12212v1088">
          <text:p/>
        </draw:connector>
        <draw:connector draw:style-name="gr5" draw:text-style-name="P1" draw:layer="layout" svg:x1="11.9cm" svg:y1="11.562cm" svg:x2="14.701cm" svg:y2="13.3cm" draw:start-shape="id10" draw:start-glue-point="1" draw:end-shape="id15" draw:end-glue-point="4" svg:d="m11900 11562h2801v1738">
          <text:p/>
        </draw:connector>
        <draw:connector draw:style-name="gr5" draw:text-style-name="P1" draw:layer="layout" svg:x1="10.75cm" svg:y1="15.5cm" svg:x2="10.75cm" svg:y2="14.6cm" draw:start-shape="id16" draw:start-glue-point="0" draw:end-shape="id14" draw:end-glue-point="2" svg:d="m10750 15500v-900">
          <text:p/>
        </draw:connector>
        <draw:connector draw:style-name="gr5" draw:text-style-name="P1" draw:layer="layout" svg:x1="15.65cm" svg:y1="14.6cm" svg:x2="15.65cm" svg:y2="15.5cm" draw:start-shape="id15" draw:start-glue-point="2" draw:end-shape="id17" draw:end-glue-point="0" svg:d="m15650 14600v900">
          <text:p/>
        </draw:connector>
        <draw:connector draw:style-name="gr5" draw:text-style-name="P1" draw:layer="layout" svg:x1="16.2cm" svg:y1="5cm" svg:x2="19.4cm" svg:y2="6.1cm" draw:start-shape="id3" draw:start-glue-point="2" draw:end-shape="id18" draw:end-glue-point="0" svg:d="m16200 5000v550h3200v550">
          <text:p/>
        </draw:connector>
        <draw:connector draw:style-name="gr5" draw:text-style-name="P1" draw:layer="layout" svg:x1="16.2cm" svg:y1="5cm" svg:x2="15.5cm" svg:y2="6.1cm" draw:start-shape="id3" draw:start-glue-point="2" draw:end-shape="id19" draw:end-glue-point="0" svg:d="m16200 5000v550h-700v550">
          <text:p/>
        </draw:connector>
        <draw:connector draw:style-name="gr9" draw:text-style-name="P1" draw:layer="layout" svg:x1="16.2cm" svg:y1="5cm" svg:x2="12.6cm" svg:y2="6.1cm" draw:start-shape="id3" draw:start-glue-point="2" draw:end-shape="id20" draw:end-glue-point="0" svg:d="m16200 5000v550h-3600v550">
          <text:p/>
        </draw:connector>
        <draw:custom-shape draw:style-name="gr3" draw:text-style-name="P1" xml:id="id21" draw:id="id21" draw:layer="layout" svg:width="3.7cm" svg:height="1.3cm" svg:x="0.5cm" svg:y="17.9cm">
          <text:p text:style-name="P1">CEffectBend</text:p>
          <draw:enhanced-geometry svg:viewBox="0 0 21600 21600" draw:type="rectangle" draw:enhanced-path="M 0 0 L 21600 0 21600 21600 0 21600 0 0 Z N"/>
        </draw:custom-shape>
        <draw:custom-shape draw:style-name="gr3" draw:text-style-name="P1" xml:id="id22" draw:id="id22" draw:layer="layout" svg:width="5.701cm" svg:height="1.3cm" svg:x="4.299cm" svg:y="17.899cm">
          <text:p text:style-name="P1">CEffectTremoloBar</text:p>
          <draw:enhanced-geometry svg:viewBox="0 0 21600 21600" draw:type="rectangle" draw:enhanced-path="M 0 0 L 21600 0 21600 21600 0 21600 0 0 Z N"/>
        </draw:custom-shape>
        <draw:custom-shape draw:style-name="gr3" draw:text-style-name="P1" xml:id="id23" draw:id="id23" draw:layer="layout" svg:width="4.9cm" svg:height="1.3cm" svg:x="10.1cm" svg:y="17.9cm">
          <text:p text:style-name="P1">CEffectHormonic</text:p>
          <draw:enhanced-geometry svg:viewBox="0 0 21600 21600" draw:type="rectangle" draw:enhanced-path="M 0 0 L 21600 0 21600 21600 0 21600 0 0 Z N"/>
        </draw:custom-shape>
        <draw:custom-shape draw:style-name="gr3" draw:text-style-name="P1" xml:id="id26" draw:id="id26" draw:layer="layout" svg:width="3.9cm" svg:height="1.3cm" svg:x="15.1cm" svg:y="17.9cm">
          <text:p text:style-name="P1">CEffectGrace</text:p>
          <draw:enhanced-geometry svg:viewBox="0 0 21600 21600" draw:type="rectangle" draw:enhanced-path="M 0 0 L 21600 0 21600 21600 0 21600 0 0 Z N"/>
        </draw:custom-shape>
        <draw:custom-shape draw:style-name="gr3" draw:text-style-name="P1" xml:id="id25" draw:id="id25" draw:layer="layout" svg:width="3.5cm" svg:height="1.3cm" svg:x="19.1cm" svg:y="17.9cm">
          <text:p text:style-name="P1">CEffectTrill</text:p>
          <draw:enhanced-geometry svg:viewBox="0 0 21600 21600" draw:type="rectangle" draw:enhanced-path="M 0 0 L 21600 0 21600 21600 0 21600 0 0 Z N"/>
        </draw:custom-shape>
        <draw:custom-shape draw:style-name="gr3" draw:text-style-name="P1" xml:id="id24" draw:id="id24" draw:layer="layout" svg:width="6.5cm" svg:height="1.3cm" svg:x="22.7cm" svg:y="17.9cm">
          <text:p text:style-name="P1">CEffectTremoloPick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0.75cm" svg:y1="16.8cm" svg:x2="2.35cm" svg:y2="17.9cm" draw:start-shape="id16" draw:start-glue-point="2" draw:end-shape="id21" draw:end-glue-point="0" svg:d="m10750 16800v550h-8400v550">
          <text:p/>
        </draw:connector>
        <draw:connector draw:style-name="gr10" draw:text-style-name="P1" draw:layer="layout" svg:x1="10.75cm" svg:y1="16.8cm" svg:x2="7.149cm" svg:y2="17.899cm" draw:start-shape="id16" draw:start-glue-point="2" draw:end-shape="id22" draw:end-glue-point="0" svg:d="m10750 16800v550h-3601v549">
          <text:p/>
        </draw:connector>
        <draw:connector draw:style-name="gr10" draw:text-style-name="P1" draw:layer="layout" svg:x1="10.75cm" svg:y1="16.8cm" svg:x2="12.55cm" svg:y2="17.9cm" draw:start-shape="id16" draw:start-glue-point="2" draw:end-shape="id23" draw:end-glue-point="0" svg:d="m10750 16800v550h1800v550">
          <text:p/>
        </draw:connector>
        <draw:connector draw:style-name="gr10" draw:text-style-name="P1" draw:layer="layout" svg:x1="10.75cm" svg:y1="16.8cm" svg:x2="25.95cm" svg:y2="17.9cm" draw:start-shape="id16" draw:start-glue-point="2" draw:end-shape="id24" svg:d="m10750 16800v550h15200v550">
          <text:p/>
        </draw:connector>
        <draw:connector draw:style-name="gr10" draw:text-style-name="P1" draw:layer="layout" svg:x1="10.75cm" svg:y1="16.8cm" svg:x2="20.85cm" svg:y2="17.9cm" draw:start-shape="id16" draw:start-glue-point="2" draw:end-shape="id25" draw:end-glue-point="0" svg:d="m10750 16800v550h10100v550">
          <text:p/>
        </draw:connector>
        <draw:connector draw:style-name="gr10" draw:text-style-name="P1" draw:layer="layout" svg:x1="10.75cm" svg:y1="16.8cm" svg:x2="17.05cm" svg:y2="17.9cm" draw:start-shape="id16" draw:start-glue-point="2" draw:end-shape="id26" draw:end-glue-point="0" svg:d="m10750 16800v550h6300v550">
          <text:p/>
        </draw:connector>
        <draw:connector draw:style-name="gr5" draw:text-style-name="P1" draw:layer="layout" svg:x1="19.4cm" svg:y1="7.4cm" svg:x2="16.599cm" svg:y2="13.3cm" draw:start-shape="id18" draw:start-glue-point="2" draw:end-shape="id15" draw:end-glue-point="5" svg:d="m19400 7400v2950h-2801v2950">
          <text:p/>
        </draw:connector>
        <draw:custom-shape draw:style-name="gr3" draw:text-style-name="P1" xml:id="id5" draw:id="id5" draw:layer="layout" svg:width="2.2cm" svg:height="1.3cm" svg:x="10.1cm" svg:y="8.5cm">
          <draw:glue-point draw:id="4" svg:x="2.727cm" svg:y="-5cm" draw:escape-direction="up"/>
          <draw:glue-point draw:id="5" svg:x="-3.181cm" svg:y="-5cm" draw:escape-direction="up"/>
          <text:p text:style-name="P1">QColo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2.6cm" svg:y1="7.4cm" svg:x2="11.799cm" svg:y2="8.5cm" draw:start-shape="id20" draw:start-glue-point="2" draw:end-shape="id5" draw:end-glue-point="4" svg:d="m12600 7400v550h-801v550">
          <text:p/>
        </draw:connector>
        <draw:connector draw:style-name="gr5" draw:text-style-name="P1" draw:layer="layout" svg:x1="25.2cm" svg:y1="5cm" svg:x2="25.2cm" svg:y2="6.1cm" draw:start-shape="id4" draw:start-glue-point="2" draw:end-shape="id27" draw:end-glue-point="0" svg:d="m25200 5000v1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9T00:51:56</meta:creation-date>
    <meta:generator>LibreOffice/3.5$Linux_x86 LibreOffice_project/350m1$Build-2</meta:generator>
    <dc:date>2012-06-20T00:27:19</dc:date>
    <meta:editing-duration>PT14H44M</meta:editing-duration>
    <meta:editing-cycles>14</meta:editing-cycles>
    <meta:document-statistic meta:object-count="60"/>
  </office:meta>
</office:document-meta>
</file>